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13.3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1pt" fo:break-before="auto" style:use-optimal-row-height="false"/>
    </style:style>
    <style:style style:name="ro3" style:family="table-row">
      <style:table-row-properties style:row-height="18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cluster_apple_swift_validation _5-6-12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office:value-type="string" calcext:value-type="string">
            <text:p>store_name</text:p>
          </table:table-cell>
          <table:table-cell office:value-type="string" calcext:value-type="string">
            <text:p>log_loc</text:p>
          </table:table-cell>
          <table:table-cell office:value-type="string" calcext:value-type="string">
            <text:p>cluster_index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context_lis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_old.cpp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unction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[["ModuleDecl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_new.cpp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[["ModuleDecl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9_old.cpp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[["ModuleDecl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9_new.cpp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[["ModuleDecl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6_new.cpp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unction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unction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second lin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["assert", "Result", "hasValue", "\"Can not call until check() is called\"", "&amp;&amp;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second lin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["assert", "Result", "hasValue", "\"Can not call until check() is called\"", "&amp;&amp;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1_new.cpp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1_new.cpp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second line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["assert", "Result", "hasValue", "\"Can not call until check() is called\"", "&amp;&amp;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1_new.cpp</text:p>
          </table:table-cell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1_new.cpp</text:p>
          </table:table-cell>
          <table:table-cell table:style-name="ce1" office:value-type="float" office:value="1297" calcext:value-type="float">
            <text:p>129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second line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["assert", "Result", "hasValue", "\"Can not call until check() is called\"", "&amp;&amp;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unction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unction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2"/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irst line</text:p>
          </table:table-cell>
          <table:table-cell table:style-name="ce1" table:number-columns-repeated="2"/>
          <table:table-cell table:style-name="ce1" office:value-type="string" calcext:value-type="string">
            <text:p>[[["SILLocation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second line</text:p>
          </table:table-cell>
          <table:table-cell table:style-name="ce1" table:number-columns-repeated="2"/>
          <table:table-cell table:style-name="ce1" office:value-type="string" calcext:value-type="string">
            <text:p>[[["SILLocation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SILLocation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30_new.cpp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SILLocation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30_new.cpp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32_old.cpp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const SILDebugScope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SILLocation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SILLocation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SILLocation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3_new.cpp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SILLocation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3_new.cpp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5_old.cpp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const SILDebugScope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61_old.cpp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71_old.cpp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3"/>
          <table:table-cell table:style-name="ce1" office:value-type="string" calcext:value-type="string">
            <text:p>[[["ENTRY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263" calcext:value-type="float">
            <text:p>26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string" calcext:value-type="string">
            <text:p>[[["unsigned", "Scopes", "size", "&lt;"]], [["const SILDebugScope *"]], [[]], [["*", "ParentScope", "getOrCreateScope", "Parent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0_new.cpp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string" calcext:value-type="string">
            <text:p>[[["const SILDebugScope *"]], [["const SILDebugScope *"]], [["SILFunction *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263" calcext:value-type="float">
            <text:p>26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string" calcext:value-type="string">
            <text:p>[[["unsigned", "Scopes", "size", "&lt;"]], [["const SILDebugScope *"]], [[]], [["*", "ParentScope", "getOrCreateScope", "Parent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3_new.cpp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string" calcext:value-type="string">
            <text:p>[[["const SILDebugScope *"]], [["const SILDebugScope *"]], [["SILFunction *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3"/>
          <table:table-cell table:style-name="ce1" office:value-type="string" calcext:value-type="string">
            <text:p>[[[]], [[]], [["SourceManager &amp;"]], [["SourceManager &amp;"]], [["Optional &lt; SILLocation &gt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3"/>
          <table:table-cell table:style-name="ce1" office:value-type="string" calcext:value-type="string">
            <text:p>[[[]], [[]], [["Optional &lt; SILLocation &gt;"]], [["Optional &lt; SILLocation &gt;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3"/>
          <table:table-cell table:style-name="ce1" office:value-type="string" calcext:value-type="string">
            <text:p>[[[]], [[]], [["SourceManager &amp;"]], [["SourceManager &amp;"]], [["Optional &lt; SILLocation &gt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3"/>
          <table:table-cell table:style-name="ce1" office:value-type="string" calcext:value-type="string">
            <text:p>[[[]], [[]], [["Optional &lt; SILLocation &gt;"]], [["Optional &lt; SILLocation &gt;"]], [["ENTRY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27_old.cpp</text:p>
          </table:table-cell>
          <table:table-cell office:value-type="float" office:value="4435" calcext:value-type="float">
            <text:p>4435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[[["unsigned"]], [["third", "maybeReadSubstitution", "DeclTypeCursor", "="]], [[]], [["ArrayRef &lt; uint64_t &gt; :: iterator", "cast_or_null", "TypeDecl", "getDecl", "*", "ArrayRef &lt; uint64_t &gt; :: iterator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8_old.cpp</text:p>
          </table:table-cell>
          <table:table-cell office:value-type="float" office:value="4435" calcext:value-type="float">
            <text:p>4435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[[["unsigned"]], [["third", "maybeReadSubstitution", "DeclTypeCursor", "="]], [[]], [["ArrayRef &lt; uint64_t &gt; :: iterator", "cast_or_null", "TypeDecl", "getDecl", "*", "ArrayRef &lt; uint64_t &gt; :: iterator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8_old.cpp</text:p>
          </table:table-cell>
          <table:table-cell office:value-type="float" office:value="748" calcext:value-type="float">
            <text:p>74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[[["unsigned"]], [["conformanceEntry", "isComplete"]], [["unsigned", "NORMAL_PROTOCOL_CONFORMANCE", "!="]], [["entry", "Kind", "llvm :: BitstreamEntry :: Record", "!="]], [["inheritedRef", "readConformance", "DeclTypeCursor", "="]], [[]], [["InheritedConformanceMap", "inherited", "getProtocol", "inherited", "="]], [["InheritedConformanceMap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2_old.cpp</text:p>
          </table:table-cell>
          <table:table-cell office:value-type="float" office:value="748" calcext:value-type="float">
            <text:p>74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[[["unsigned"]], [["conformanceEntry", "isComplete"]], [["unsigned", "NORMAL_PROTOCOL_CONFORMANCE", "!="]], [["entry", "Kind", "llvm :: BitstreamEntry :: Record", "!="]], [["inheritedRef", "readConformance", "DeclTypeCursor", "="]], [[]], [["InheritedConformanceMap", "inherited", "getProtocol", "inherited", "="]], [["InheritedConformanceMap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UnownedStorage", "=="]], [[]], [["CanTy", "ReferenceTy", "getReferentType", "="]], [[]], [["*", "ReferenceTy", "cast", "ReferenceStorageType", "TypeBase *", "&gt;", "&lt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UnownedStorage", "=="]], [[]], [["CanTy", "ReferenceTy", "getReferentType", "="]], [[]], [["*", "ReferenceTy", "cast", "ReferenceStorageType", "TypeBase *", "&gt;", "&lt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724" calcext:value-type="float">
            <text:p>1724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NameAlias", "=="]], [[]], [["*", "Decl", "NameAliasTy", "getDecl", "="]], [[]], [["*", "NameAliasTy", "cast", "NameAliasType", "TypeBase *", "&gt;", "&lt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728" calcext:value-type="float">
            <text:p>1728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NameAlias", "=="]], [[]], [["*", "Decl", "NameAliasTy", "getDecl", "="]], [[]], [["*", "NameAliasTy", "cast", "NameAliasType", "TypeBase *", "&gt;", "&lt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UnownedStorage", "=="]], [[]], [["CanTy", "ReferenceTy", "getReferentType", "="]], [[]], [["*", "ReferenceTy", "cast", "ReferenceStorageType", "TypeBase *", "&gt;", "&lt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UnownedStorage", "=="]], [[]], [["CanTy", "ReferenceTy", "getReferentType", "="]], [[]], [["*", "ReferenceTy", "cast", "ReferenceStorageType", "TypeBase *", "&gt;", "&lt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724" calcext:value-type="float">
            <text:p>1724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NameAlias", "=="]], [[]], [["*", "Decl", "NameAliasTy", "getDecl", "="]], [[]], [["*", "NameAliasTy", "cast", "NameAliasType", "TypeBase *", "&gt;", "&lt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722" calcext:value-type="float">
            <text:p>1722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NameAlias", "=="]], [[]], [["*", "Decl", "NameAliasTy", "getDecl", "="]], [[]], [["*", "NameAliasTy", "cast", "NameAliasType", "TypeBase *", "&gt;", "&lt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6_old.cpp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getKind", "ProtocolConformanceKind :: Inherited", "=="]], [["protoInherited", "classInherited", "getInheritedConformance", "getInheritedConformance", "ProtocolDecl *", "="]], [[]], [["classInherited", "cast", "InheritedProtocolConformance", "this", "&gt;", "&lt;", "=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55_old.cpp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3"/>
          <table:table-cell table:style-name="ce1" office:value-type="string" calcext:value-type="string">
            <text:p>[[["getKind", "ProtocolConformanceKind :: Inherited", "=="]], [["protoInherited", "classInherited", "getInheritedConformance", "getInheritedConformance", "ProtocolDecl *", "="]], [[]], [["classInherited", "cast", "InheritedProtocolConformance", "this", "&gt;", "&lt;", "="]], [[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476" calcext:value-type="float">
            <text:p>147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Struct", "=="]], [[]], [["*", "Decl", "Struct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480" calcext:value-type="float">
            <text:p>148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Struct", "=="]], [[]], [["*", "Decl", "Struct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494" calcext:value-type="float">
            <text:p>149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Class", "=="]], [[]], [["*", "Decl", "Class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498" calcext:value-type="float">
            <text:p>1498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Class", "=="]], [[]], [["*", "Decl", "Class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534" calcext:value-type="float">
            <text:p>153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Protocol", "=="]], [[]], [["*", "Decl", "Protocol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538" calcext:value-type="float">
            <text:p>1538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Protocol", "=="]], [[]], [["*", "Decl", "Protocol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543" calcext:value-type="float">
            <text:p>1543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ProtocolComposition", "=="]], [[]], [["*", "Decl", "DebugTypeInfo", "getDecl", "="]], [[]], [["TypeKind :: ProtocolComposition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547" calcext:value-type="float">
            <text:p>1547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ProtocolComposition", "=="]], [[]], [["*", "Decl", "DebugTypeInfo", "getDecl", "="]], [[]], [["TypeKind :: ProtocolComposition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556" calcext:value-type="float">
            <text:p>155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UnboundGeneric", "=="]], [[]], [["*", "Decl", "Unbound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560" calcext:value-type="float">
            <text:p>156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UnboundGeneric", "=="]], [[]], [["*", "Decl", "Unbound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566" calcext:value-type="float">
            <text:p>156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Struct", "=="]], [[]], [["*", "Decl", "Struct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570" calcext:value-type="float">
            <text:p>157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Struct", "=="]], [[]], [["*", "Decl", "Struct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575" calcext:value-type="float">
            <text:p>157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Class", "=="]], [[]], [["*", "Decl", "Class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579" calcext:value-type="float">
            <text:p>157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Class", "=="]], [[]], [["*", "Decl", "Class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670" calcext:value-type="float">
            <text:p>167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Enum", "=="]], [[]], [["*", "Decl", "Enum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674" calcext:value-type="float">
            <text:p>167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Enum", "=="]], [[]], [["*", "Decl", "Enum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683" calcext:value-type="float">
            <text:p>1683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Enum", "=="]], [[]], [["*", "Decl", "Enum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687" calcext:value-type="float">
            <text:p>1687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Enum", "=="]], [[]], [["*", "Decl", "Enum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476" calcext:value-type="float">
            <text:p>147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Struct", "=="]], [[]], [["*", "Decl", "Struct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474" calcext:value-type="float">
            <text:p>147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Struct", "=="]], [[]], [["*", "Decl", "Struct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494" calcext:value-type="float">
            <text:p>149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Class", "=="]], [[]], [["*", "Decl", "Class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492" calcext:value-type="float">
            <text:p>1492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Class", "=="]], [[]], [["*", "Decl", "Class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534" calcext:value-type="float">
            <text:p>153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Protocol", "=="]], [[]], [["*", "Decl", "Protocol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532" calcext:value-type="float">
            <text:p>1532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Protocol", "=="]], [[]], [["*", "Decl", "Protocol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543" calcext:value-type="float">
            <text:p>1543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ProtocolComposition", "=="]], [[]], [["*", "Decl", "DebugTypeInfo", "getDecl", "="]], [[]], [["TypeKind :: ProtocolComposition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541" calcext:value-type="float">
            <text:p>154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ProtocolComposition", "=="]], [[]], [["*", "Decl", "DebugTypeInfo", "getDecl", "="]], [[]], [["TypeKind :: ProtocolComposition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556" calcext:value-type="float">
            <text:p>155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UnboundGeneric", "=="]], [[]], [["*", "Decl", "Unbound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554" calcext:value-type="float">
            <text:p>155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UnboundGeneric", "=="]], [[]], [["*", "Decl", "Unbound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566" calcext:value-type="float">
            <text:p>156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Struct", "=="]], [[]], [["*", "Decl", "Struct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564" calcext:value-type="float">
            <text:p>156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Struct", "=="]], [[]], [["*", "Decl", "Struct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575" calcext:value-type="float">
            <text:p>157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Class", "=="]], [[]], [["*", "Decl", "Class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573" calcext:value-type="float">
            <text:p>1573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Class", "=="]], [[]], [["*", "Decl", "Class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670" calcext:value-type="float">
            <text:p>167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Enum", "=="]], [[]], [["*", "Decl", "Enum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668" calcext:value-type="float">
            <text:p>1668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Enum", "=="]], [[]], [["*", "Decl", "Enum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683" calcext:value-type="float">
            <text:p>1683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Enum", "=="]], [[]], [["*", "Decl", "EnumTy", "getDecl", "=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681" calcext:value-type="float">
            <text:p>168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[[["TypeBase *", "getKind", "TypeKind :: BoundGenericEnum", "=="]], [[]], [["*", "Decl", "EnumTy", "getDecl", "="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6_old.cpp</text:p>
          </table:table-cell>
          <table:table-cell table:style-name="ce1" office:value-type="float" office:value="2383" calcext:value-type="float">
            <text:p>2383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3"/>
          <table:table-cell table:style-name="ce1" office:value-type="string" calcext:value-type="string">
            <text:p>[[["Type"]], [["ArrayRef &lt; ProtocolDecl * &gt;"]], [["DeclContext *"]], [["TypeChecker &amp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6_old.cpp</text:p>
          </table:table-cell>
          <table:table-cell table:style-name="ce1" office:value-type="float" office:value="2386" calcext:value-type="float">
            <text:p>2386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3"/>
          <table:table-cell table:style-name="ce1" office:value-type="string" calcext:value-type="string">
            <text:p>[[["SmallVector &lt; ProtocolConformanceRef , 4 &gt;"]], [["assert", "!", "Type", "isTypeParameter", "\"Can't be dependent\"", "&amp;&amp;"]], [["Type"]], [["ArrayRef &lt; ProtocolDecl * &gt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37_old.cpp</text:p>
          </table:table-cell>
          <table:table-cell table:style-name="ce1" office:value-type="float" office:value="2383" calcext:value-type="float">
            <text:p>2383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3"/>
          <table:table-cell table:style-name="ce1" office:value-type="string" calcext:value-type="string">
            <text:p>[[["Type"]], [["ArrayRef &lt; ProtocolDecl * &gt;"]], [["DeclContext *"]], [["TypeChecker &amp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37_old.cpp</text:p>
          </table:table-cell>
          <table:table-cell table:style-name="ce1" office:value-type="float" office:value="2386" calcext:value-type="float">
            <text:p>2386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3"/>
          <table:table-cell table:style-name="ce1" office:value-type="string" calcext:value-type="string">
            <text:p>[[["SmallVector &lt; ProtocolConformanceRef , 4 &gt;"]], [["assert", "!", "Type", "isTypeParameter", "\"Can't be dependent\"", "&amp;&amp;"]], [["Type"]], [["ArrayRef &lt; ProtocolDecl * &gt;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5_new.cpp</text:p>
          </table:table-cell>
          <table:table-cell office:value-type="float" office:value="809" calcext:value-type="float">
            <text:p>80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[[["!", "bool"]], [["!", "bool"]], [["Constant", "C", "*", "dyn_cast", "Constant", "Value *", "&gt;", "&lt;", "="]], [["Constant", "C", "*", "dyn_cast", "Constant", "Value *", "&gt;", "&lt;", "="]], [["bool", "false", "="]], [["Constant *", "C", "="]], [["Value *", "Value *", "FI", "CurrentInst", "getOperand", "unsigned", "="]], [[]], [["bool", "false", "="]], [["bool", "false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_new.cpp</text:p>
          </table:table-cell>
          <table:table-cell office:value-type="float" office:value="809" calcext:value-type="float">
            <text:p>80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[[["Constant", "C", "*", "dyn_cast", "Constant", "Value *", "&gt;", "&lt;", "="]], [["!", "bool"]], [["!", "bool"]], [["Constant", "C", "*", "dyn_cast", "Constant", "Value *", "&gt;", "&lt;", "="]], [["bool", "false", "="]], [["Constant *", "C", "="]], [["Value *", "Value *", "FI", "CurrentInst", "getOperand", "unsigned", "="]], [[]], [["bool", "false", "="]], [["bool", "false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2_new.cpp</text:p>
          </table:table-cell>
          <table:table-cell office:value-type="float" office:value="597" calcext:value-type="float">
            <text:p>59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[[["!", "bool"]], [["HasGenericSignature"]], [[]], [[]], [["bool", "usesGenerics", "F", "llvm :: SmallVector &lt; SILParameterInfo , 8 &gt;", "llvm :: SmallVector &lt; SILResultInfo , 8 &gt;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2_new.cpp</text:p>
          </table:table-cell>
          <table:table-cell office:value-type="float" office:value="597" calcext:value-type="float">
            <text:p>59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[[["!", "bool"]], [["HasGenericSignature"]], [[]], [[]], [["bool", "usesGenerics", "F", "llvm :: SmallVector &lt; SILParameterInfo , 8 &gt;", "llvm :: SmallVector &lt; SILResultInfo , 8 &gt;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5_new.cpp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3"/>
          <table:table-cell table:style-name="ce1" office:value-type="string" calcext:value-type="string">
            <text:p>[[["!", "llvm :: SmallVector &lt; SILBasicBlock * , 16 &gt;", "empty"]], [["SILBasicBlock *", "SILBasicBlock *", "llvm :: SmallVector &lt; SILBasicBlock * , 16 &gt;", "pop_back_val", "="]], [["DEBUG", "BlockState &amp;", "dump", "*", "this"]], [[]], [["llvm :: DenseSet &lt; SILBasicBlock * &gt;", "insert", "SILBasicBlock *"]], [["llvm :: SmallVector &lt; SILBasicBlock * , 16 &gt;", "push_back", "X"]], [["llvm :: SmallVector &lt; SILBasicBlock * , 16 &gt;", "push_back", "SILBasicBlock *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5_new.cpp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3"/>
          <table:table-cell table:style-name="ce1" office:value-type="string" calcext:value-type="string">
            <text:p>[[["llvm :: DenseSet &lt; SILBasicBlock * &gt;", "find", "X", "llvm :: DenseSet &lt; SILBasicBlock * &gt;", "end", "!="]], [["BlockState &amp;", "processBasicBlockWithGenKillSet"]], [["BlockState &amp;", "processBasicBlockWithGenKillSet"]], [["!", "llvm :: SmallVector &lt; SILBasicBlock * , 16 &gt;", "empty"]], [["!", "llvm :: SmallVector &lt; SILBasicBlock * , 16 &gt;", "empty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[[["SILPrintContext :: ID"]], 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761" calcext:value-type="float">
            <text:p>1761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[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old.cpp</text:p>
          </table:table-cell>
          <table:table-cell office:value-type="float" office:value="1801" calcext:value-type="float">
            <text:p>1801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[[["SILPrintContext", "OS"]], [["bool"]], 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767" calcext:value-type="float">
            <text:p>1767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[[["bool"]], 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794" calcext:value-type="float">
            <text:p>1794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[[["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1795" calcext:value-type="float">
            <text:p>179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[[["SILPrintContext &amp;"]], [["raw_ostream &amp;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3"/>
          <table:table-cell table:style-name="ce1" office:value-type="string" calcext:value-type="string">
            <text:p>[[["!", "Scope"]], [[]], [["*", "Scope", "getOrCreateScope", "const SILDebugScope *", "getInlinedScope", "=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3"/>
          <table:table-cell table:style-name="ce1" office:value-type="string" calcext:value-type="string">
            <text:p>[[["shouldIgnoreAbstractClosure", "Optional &lt; SILLocation &gt;", "const SILDebugScope *", "SILFunction *", "SILFunction *", "isThunk", "&amp;&amp;", "||"]], [["!", "Scope"]], [["SILLocation :: DebugLoc"]], [["SILFunction *", "SILFunction *", "const SILDebugScope *", "getInlinedFunction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1_old.cpp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3"/>
          <table:table-cell table:style-name="ce1" office:value-type="string" calcext:value-type="string">
            <text:p>[[["!", "Scope"]], [[]], [["*", "Scope", "getOrCreateScope", "const SILDebugScope *", "=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1_new.cpp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3"/>
          <table:table-cell table:style-name="ce1" office:value-type="string" calcext:value-type="string">
            <text:p>[[["shouldIgnoreAbstractClosure", "Optional &lt; SILLocation &gt;", "const SILDebugScope *", "SILFunction *", "SILFunction *", "isThunk", "&amp;&amp;", "||"]], [["!", "Scope"]], [["SILLocation :: DebugLoc"]], [["SILFunction *", "SILFunction *", "const SILDebugScope *", "getInlinedFunction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3"/>
          <table:table-cell table:style-name="ce1" office:value-type="string" calcext:value-type="string">
            <text:p>[[["!", "Scope"]], [[]], [["*", "Scope", "getOrCreateScope", "const SILDebugScope *", "getInlinedScope", "=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3"/>
          <table:table-cell table:style-name="ce1" office:value-type="string" calcext:value-type="string">
            <text:p>[[["!", "Scope"]], [[]], [["*", "Scope", "getOrCreateScope", "const SILDebugScope *", "="]], [[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32_old.cpp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[[["IKind", "InlineKind :: MandatoryInline", "=="]], [["FullApplySite", "getFunction", "SILFunction *", "=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2_old.cpp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[[["IKind", "InlineKind :: MandatoryInline", "=="]], [["FullApplySite", "getFunction", "SILFunction *", "=="]], [["SILDebugScope", "FullApplySite", "getLoc", "&amp;", "F", "AIScope"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2_new.cpp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[[["IKind", "InlineKind :: MandatoryInline", "=="]], [["FullApplySite", "getFunction", "SILFunction *", "=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2_new.cpp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[[["FullApplySite", "getFunction", "SILFunction *", "=="]], [["assert", "CallSiteScope", "\"call site has no scope\"", "&amp;&amp;"]], [["SILDebugScope", "FullApplySite", "getLoc", "nullptr", "AIScope", "AIScope", "InlinedCallSite"]], [["CallSiteScope", "AIScope", "="]], [[]], [[]], [["FullApplySite", "getInstruction", "replaceAllUsesWith", "RetArg"]], [["AIScope", "FullApplySite", "getFunction", "getDebugScope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5_old.cpp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[[["IKind", "InlineKind :: MandatoryInline", "=="]], [["FullApplySite", "getFunction", "SILFunction *", "=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5_old.cpp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[[["IKind", "InlineKind :: MandatoryInline", "=="]], [["FullApplySite", "getFunction", "SILFunction *", "=="]], [["SILDebugScope", "FullApplySite", "getLoc", "&amp;", "F", "AIScope"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5_new.cpp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[[["IKind", "InlineKind :: MandatoryInline", "=="]], [["FullApplySite", "getFunction", "SILFunction *", "=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5_new.cpp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[[["FullApplySite", "getFunction", "SILFunction *", "=="]], [["assert", "CallSiteScope", "\"call site has no scope\"", "&amp;&amp;"]], [["SILDebugScope", "FullApplySite", "getLoc", "nullptr", "AIScope", "AIScope", "InlinedCallSite"]], [["CallSiteScope", "AIScope", "="]], [[]], [[]], [["FullApplySite", "getInstruction", "replaceAllUsesWith", "RetArg"]], [["AIScope", "FullApplySite", "getFunction", "getDebugScope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68_new.cpp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3"/>
          <table:table-cell table:style-name="ce1" office:value-type="string" calcext:value-type="string">
            <text:p>[[["StringRef"]], [["BuiltinInst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68_new.cpp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3"/>
          <table:table-cell table:style-name="ce1" office:value-type="string" calcext:value-type="string">
            <text:p>[[["assert", "BuiltinInst *", "hasValue", "\"Expected to have type\"", "&amp;&amp;"]], [["StringRef"]], [["BuiltinInst *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68_new.cpp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3"/>
          <table:table-cell table:style-name="ce1" office:value-type="string" calcext:value-type="string">
            <text:p>[[["assert", "BuiltinInst *", "hasValue", "\"Expected to have type\"", "&amp;&amp;"]], [["StringRef"]], [["BuiltinInst *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70_new.cpp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3"/>
          <table:table-cell table:style-name="ce1" office:value-type="string" calcext:value-type="string">
            <text:p>[[["StringRef"]], [["BuiltinInst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70_new.cpp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3"/>
          <table:table-cell table:style-name="ce1" office:value-type="string" calcext:value-type="string">
            <text:p>[[["assert", "BuiltinInst *", "hasValue", "\"Expected to have type\"", "&amp;&amp;"]], [["StringRef"]], [["BuiltinInst *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70_new.cpp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3"/>
          <table:table-cell table:style-name="ce1" office:value-type="string" calcext:value-type="string">
            <text:p>[[["assert", "BuiltinInst *", "hasValue", "\"Expected to have type\"", "&amp;&amp;"]], [["StringRef"]], [["BuiltinInst *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760" calcext:value-type="float">
            <text:p>76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[[["!", "swift :: ModuleDecl *"]], [["Opts", "DebugInfoKind", "IRGenDebugInfoKind :: LineTables", "&lt;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764" calcext:value-type="float">
            <text:p>764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[[["!", "swift :: ModuleDecl *"]], [["Opts", "DebugInfoKind", "IRGenDebugInfoKind :: LineTables", "&lt;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899" calcext:value-type="float">
            <text:p>899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[[["Opts", "DebugInfoKind", "IRGenDebugInfoKind :: LineTables", "&lt;="]], [["!", "const SILDebugScope *"]], [[]], [["assert", "Scope", "\"variable has no local scope\"", "&amp;&amp;"]], [["*", "Scope", "dyn_cast", "llvm :: DILocalScope", "getOrCreateScope", "const SILDebugScope *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903" calcext:value-type="float">
            <text:p>903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[[["Opts", "DebugInfoKind", "IRGenDebugInfoKind :: LineTables", "&lt;="]], [["!", "const SILDebugScope *"]], [[]], [["assert", "Scope", "\"variable has no local scope\"", "&amp;&amp;"]], [["*", "Scope", "dyn_cast", "llvm :: DILocalScope", "getOrCreateScope", "const SILDebugScope *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760" calcext:value-type="float">
            <text:p>76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[[["!", "swift :: ModuleDecl *"]], [["Opts", "DebugInfoKind", "IRGenDebugInfoKind :: LineTables", "&lt;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758" calcext:value-type="float">
            <text:p>758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[[["!", "swift :: ModuleDecl *"]], [["Opts", "DebugInfoKind", "IRGenDebugInfoKind :: LineTables", "&lt;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899" calcext:value-type="float">
            <text:p>899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[[["Opts", "DebugInfoKind", "IRGenDebugInfoKind :: LineTables", "&lt;="]], [["!", "const SILDebugScope *"]], [[]], [["assert", "Scope", "\"variable has no local scope\"", "&amp;&amp;"]], [["*", "Scope", "dyn_cast", "llvm :: DILocalScope", "getOrCreateScope", "const SILDebugScope *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897" calcext:value-type="float">
            <text:p>897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[[["Opts", "DebugInfoKind", "IRGenDebugInfoKind :: LineTables", "&lt;="]], [["!", "const SILDebugScope *"]], [[]], [["assert", "Scope", "\"variable has no local scope\"", "&amp;&amp;"]], [["*", "Scope", "dyn_cast", "llvm :: DILocalScope", "getOrCreateScope", "const SILDebugScope *", "&gt;", "&lt;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612" calcext:value-type="float">
            <text:p>1612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style-name="ce1" office:value-type="string" calcext:value-type="string">
            <text:p>[[["!", "isValueAddressOrTrivial", "Value", "Mod"]], [["TUB", "isUnreachable", "ParentBlock"]], [["Value", "getOwnershipKind", "ValueOwnershipKind :: Unowned", "=="]], [["isOwnershipForwardingValue", "Value"]], [["Value", "getOwnershipKind", "ValueOwnershipKind :: Guaranteed", "=="]], [[]], [[]], [[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730" calcext:value-type="float">
            <text:p>1730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style-name="ce1" office:value-type="string" calcext:value-type="string">
            <text:p>[[["doesBlockDoubleConsume", "SILBasicBlock *", "GeneralizedUser", "true"]], [["isOwnershipForwardingValue", "Value"]], [["Value", "getOwnershipKind", "ValueOwnershipKind :: Guaranteed", "=="]], [["!", "isSubobjectProjectionWithLifetimeEndingUses", "Value", "LifetimeEndingUsers"]], [["!", "isGuaranteedFunctionArgWithLifetimeEndingUses", "Arg", "LifetimeEndingUsers"]], [["isOwnershipForwardingValue", "Value"]], [["Value", "getOwnershipKind", "ValueOwnershipKind :: Guaranteed", "=="]], [["LifetimeEndingUsers", "empty"]], [["checkValueWithoutLifetimeEndingUses"]], [["!", "isGuaranteedFunctionArgWithLifetimeEndingUses", "Arg", "LifetimeEndingUsers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735" calcext:value-type="float">
            <text:p>1735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style-name="ce1" office:value-type="string" calcext:value-type="string">
            <text:p>[[["doesBlockContainUseAfterFree", "GeneralizedUser", "SILBasicBlock *"]], [["isOwnershipForwardingValue", "Value"]], [["Value", "getOwnershipKind", "ValueOwnershipKind :: Guaranteed", "=="]], [["!", "isSubobjectProjectionWithLifetimeEndingUses", "Value", "LifetimeEndingUsers"]], [["!", "isGuaranteedFunctionArgWithLifetimeEndingUses", "Arg", "LifetimeEndingUsers"]], [["isOwnershipForwardingValue", "Value"]], [["Value", "getOwnershipKind", "ValueOwnershipKind :: Guaranteed", "=="]], [["LifetimeEndingUsers", "empty"]], [["checkValueWithoutLifetimeEndingUses"]], [["!", "isGuaranteedFunctionArgWithLifetimeEndingUses", "Arg", "LifetimeEndingUsers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style-name="ce1" office:value-type="string" calcext:value-type="string">
            <text:p>[[["doesBlockDoubleConsume", "SILBasicBlock *", "GeneralizedUser"]], [["LifetimeEndingUsers", "size", "1", "=="]], [["LifetimeEndingUsers", "0", "getParent", "Value", "getParentBlock", "=="]], [["isOwnershipForwardingValue", "Value"]], [["Value", "getOwnershipKind", "ValueOwnershipKind :: Guaranteed", "=="]], [["!", "isSubobjectProjectionWithLifetimeEndingUses", "Value", "LifetimeEndingUsers"]], [["!", "isGuaranteedFunctionArgWithLifetimeEndingUses", "Arg", "LifetimeEndingUsers"]], [["isOwnershipForwardingValue", "Value"]], [["Value", "getOwnershipKind", "ValueOwnershipKind :: Guaranteed", "=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1567" calcext:value-type="float">
            <text:p>1567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style-name="ce1" office:value-type="string" calcext:value-type="string">
            <text:p>[[["!", "isValueAddressOrTrivial", "Value", "Mod"]], [["TUB", "isUnreachable", "ParentBlock"]], [["Value", "getOwnershipKind", "ValueOwnershipKind :: Unowned", "=="]], [["isOwnershipForwardingValue", "Value"]], [["Value", "getOwnershipKind", "ValueOwnershipKind :: Guaranteed", "=="]], [[]], [[]], [[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style-name="ce1" office:value-type="string" calcext:value-type="string">
            <text:p>[[["doesBlockDoubleConsume", "SILBasicBlock *", "GeneralizedUser", "true"]], [["isOwnershipForwardingValue", "Value"]], [["Value", "getOwnershipKind", "ValueOwnershipKind :: Guaranteed", "=="]], [["!", "isSubobjectProjectionWithLifetimeEndingUses", "Value", "llvm :: SmallVector &lt; GeneralizedUser , 16 &gt;"]], [["!", "isGuaranteedFunctionArgWithLifetimeEndingUses", "Arg", "llvm :: SmallVector &lt; GeneralizedUser , 16 &gt;"]], [["isOwnershipForwardingValue", "Value"]], [["Value", "getOwnershipKind", "ValueOwnershipKind :: Guaranteed", "=="]], [["llvm :: SmallVector &lt; GeneralizedUser , 16 &gt;", "empty"]], [["checkValueWithoutLifetimeEndingUses"]], [["!", "isGuaranteedFunctionArgWithLifetimeEndingUses", "Arg", "llvm :: SmallVector &lt; GeneralizedUser , 16 &gt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style-name="ce1" office:value-type="string" calcext:value-type="string">
            <text:p>[[["doesBlockContainUseAfterFree", "GeneralizedUser", "SILBasicBlock *"]], [["isOwnershipForwardingValue", "Value"]], [["Value", "getOwnershipKind", "ValueOwnershipKind :: Guaranteed", "=="]], [["!", "isSubobjectProjectionWithLifetimeEndingUses", "Value", "llvm :: SmallVector &lt; GeneralizedUser , 16 &gt;"]], [["!", "isGuaranteedFunctionArgWithLifetimeEndingUses", "Arg", "llvm :: SmallVector &lt; GeneralizedUser , 16 &gt;"]], [["isOwnershipForwardingValue", "Value"]], [["Value", "getOwnershipKind", "ValueOwnershipKind :: Guaranteed", "=="]], [["llvm :: SmallVector &lt; GeneralizedUser , 16 &gt;", "empty"]], [["checkValueWithoutLifetimeEndingUses"]], [["!", "isGuaranteedFunctionArgWithLifetimeEndingUses", "Arg", "llvm :: SmallVector &lt; GeneralizedUser , 16 &gt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1732" calcext:value-type="float">
            <text:p>1732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style-name="ce1" office:value-type="string" calcext:value-type="string">
            <text:p>[[["doesBlockDoubleConsume", "SILBasicBlock *", "GeneralizedUser"]], [["llvm :: SmallVector &lt; GeneralizedUser , 16 &gt;", "size", "1", "=="]], [["llvm :: SmallVector &lt; GeneralizedUser , 16 &gt;", "0", "getParent", "Value", "getParentBlock", "=="]], [["isOwnershipForwardingValue", "Value"]], [["Value", "getOwnershipKind", "ValueOwnershipKind :: Guaranteed", "=="]], [["!", "isSubobjectProjectionWithLifetimeEndingUses", "Value", "llvm :: SmallVector &lt; GeneralizedUser , 16 &gt;"]], [["!", "isGuaranteedFunctionArgWithLifetimeEndingUses", "Arg", "llvm :: SmallVector &lt; GeneralizedUser , 16 &gt;"]], [["isOwnershipForwardingValue", "Value"]], [["Value", "getOwnershipKind", "ValueOwnershipKind :: Guaranteed", "==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258" calcext:value-type="float">
            <text:p>1258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[[["llvm :: SmallPtrSet &lt; SILBasicBlock * , 32 &gt; &amp;"]], [["ErrorBehaviorKind"]], [["SILValue"]], [["const TransitivelyUnreachableBlocksInfo &amp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1_new.cpp</text:p>
          </table:table-cell>
          <table:table-cell office:value-type="float" office:value="1259" calcext:value-type="float">
            <text:p>1259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[[["ErrorBehaviorKind"]], [["SILValue"]], [["const TransitivelyUnreachableBlocksInfo &amp;"]], [["SILModule &amp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[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[[["assert", "INST Inst *", "hasValue", "\"Expected to have a result\"", "&amp;&amp;"]], 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[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8_new.cpp</text:p>
          </table:table-cell>
          <table:table-cell office:value-type="float" office:value="258" calcext:value-type="float">
            <text:p>258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[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[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[[["assert", "INST Inst *", "hasValue", "\"Expected to have a result\"", "&amp;&amp;"]], 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[[["INST Inst *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0_new.cpp</text:p>
          </table:table-cell>
          <table:table-cell office:value-type="float" office:value="258" calcext:value-type="float">
            <text:p>258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[[["INST Inst *"]], [["ENTRY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56_new.cpp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3"/>
          <table:table-cell table:style-name="ce1" office:value-type="string" calcext:value-type="string">
            <text:p>[[["llvm :: InitializeAllTargetMCs"]], [["llvm :: InitializeAllTargets"]], [["initializeTracing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57_new.cpp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3"/>
          <table:table-cell table:style-name="ce1" office:value-type="string" calcext:value-type="string">
            <text:p>[[["llvm :: InitializeAllTargetMCs"]], [["llvm :: InitializeAllTargets"]], [["ENTRY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985" calcext:value-type="float">
            <text:p>1985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[[["isa", "SILUndef", "SILValue", "&gt;", "&lt;"]], [["SILFunction *", "SILFunction *", "SILValue", "getFunction", "="]], [["LiveBlocks", "clear"]], [["LifetimeEndingUsers", "clear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992" calcext:value-type="float">
            <text:p>1992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[[["SILFunction *", "hasUnqualifiedOwnership"]], [["isa", "SILUndef", "SILValue", "&gt;", "&lt;"]], [["assert", "SILFunction *", "\"Instructions and arguments should have a function\"", "&amp;&amp;"]], [["SILFunction *", "SILFunction *", "SILValue", "getFunction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8_new.cpp</text:p>
          </table:table-cell>
          <table:table-cell office:value-type="float" office:value="1991" calcext:value-type="float">
            <text:p>1991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[[["isa", "SILUndef", "SILValue", "&gt;", "&lt;"]], [["SILFunction *", "SILFunction *", "SILValue", "getFunction", "="]], [["LiveBlocks", "clear"]], [["LifetimeEndingUsers", "clear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8_new.cpp</text:p>
          </table:table-cell>
          <table:table-cell office:value-type="float" office:value="1998" calcext:value-type="float">
            <text:p>1998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[[["SILFunction *", "hasUnqualifiedOwnership"]], [["isa", "SILUndef", "SILValue", "&gt;", "&lt;"]], [["assert", "SILFunction *", "\"Instructions and arguments should have a function\"", "&amp;&amp;"]], [["SILFunction *", "SILFunction *", "SILValue", "getFunction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68_new.cpp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3"/>
          <table:table-cell table:style-name="ce1" office:value-type="string" calcext:value-type="string">
            <text:p>[[["llvm :: Intrinsic :: ID"]], [["BuiltinInst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68_new.cpp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3"/>
          <table:table-cell table:style-name="ce1" office:value-type="string" calcext:value-type="string">
            <text:p>[[["assert", "BuiltinInst *", "hasValue", "\"Can only get here if we have a SILValue\"", "&amp;&amp;"]], [["llvm :: Intrinsic :: ID"]], [["BuiltinInst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70_new.cpp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3"/>
          <table:table-cell table:style-name="ce1" office:value-type="string" calcext:value-type="string">
            <text:p>[[["llvm :: Intrinsic :: ID"]], [["BuiltinInst *"]], [["ENTRY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70_new.cpp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3"/>
          <table:table-cell table:style-name="ce1" office:value-type="string" calcext:value-type="string">
            <text:p>[[["assert", "BuiltinInst *", "hasValue", "\"Can only get here if we have a SILValue\"", "&amp;&amp;"]], [["llvm :: Intrinsic :: ID"]], [["BuiltinInst *"]], [["ENTRY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7_new.cpp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[[["Idx", "NodeStack", "size", "&lt;"]], [["Idx"]], [["Idx", "Idx", "0", "="]], [["fprintf", "stderr", "\"\\n\""]], [["ENTRY"]], [["NodeStack", "Idx", "Node", "dump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_new.cpp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[[["Idx", "NodeStack", "size", "&lt;"]], [["NodeStack", "Idx", "Node", "dump"]], [["fprintf", "stderr", "\"NodeStack[%u] at position %zd:\\n\"", "Idx", "NodeStack", "Idx", "Pos"]], [["Idx"]], [["Idx", "Idx", "0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_new.cpp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[[["Idx"]], [["Idx", "Idx", "0", "="]], [["fprintf", "stderr", "\"\\n\""]], [["ENTRY"]], [["NodeStack", "Idx", "Node", "dump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2_new.cpp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[[["Idx", "NodeStack", "size", "&lt;"]], [["Idx"]], [["Idx", "Idx", "0", "="]], [["fprintf", "stderr", "\"\\n\""]], [["ENTRY"]], [["NodeStack", "Idx", "Node", "dump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2_new.cpp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[[["Idx", "NodeStack", "size", "&lt;"]], [["NodeStack", "Idx", "Node", "dump"]], [["fprintf", "stderr", "\"NodeStack[%u] at position %zd:\\n\"", "Idx", "NodeStack", "Idx", "Pos"]], [["Idx"]], [["Idx", "Idx", "0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2_new.cpp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[[["Idx"]], [["Idx", "Idx", "0", "="]], [["fprintf", "stderr", "\"\\n\""]], [["ENTRY"]], [["NodeStack", "Idx", "Node", "dump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6_old.cpp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3"/>
          <table:table-cell table:style-name="ce1" office:value-type="string" calcext:value-type="string">
            <text:p>[[["printBlockArguments", "const SILBasicBlock *"]], [["*", "this", "getID", "const SILBasicBlock *", "&lt;&lt;"]], [["printBlockArgumentUses", "const SILBasicBlock *"]], [["const SILBasicBlock *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6_new.cpp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3"/>
          <table:table-cell table:style-name="ce1" office:value-type="string" calcext:value-type="string">
            <text:p>[[["*", "this", "Ctx", "getID", "const SILBasicBlock *", "&lt;&lt;"]], [["printBlockArgumentUses", "const SILBasicBlock *"]], [["const SILBasicBlock *"]], [["ENTRY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62_old.cpp</text:p>
          </table:table-cell>
          <table:table-cell office:value-type="float" office:value="665" calcext:value-type="float">
            <text:p>665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[[["!", "RV"]], [["ResultDescList", "0", "hasConvention", "ResultConvention :: Owned"]], [["fnConv", "getNumDirectSILResults", "1", "!="]], [[]], [["&amp;", "RI", "ResultDescList", "0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2_new.cpp</text:p>
          </table:table-cell>
          <table:table-cell office:value-type="float" office:value="911" calcext:value-type="float">
            <text:p>91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[[["!", "RV"]], [["ResultDescList", "0", "hasConvention", "ResultConvention :: Owned"]], [["!", "fnConv", "getIndirectSILResults", "empty"]], [[]], [["&amp;", "RI", "ResultDescList", "0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2_old.cpp</text:p>
          </table:table-cell>
          <table:table-cell office:value-type="float" office:value="665" calcext:value-type="float">
            <text:p>665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[[["!", "RV"]], [["ResultDescList", "0", "hasConvention", "ResultConvention :: Owned"]], [["fnConv", "getNumDirectSILResults", "1", "!="]], [[]], [["&amp;", "RI", "ResultDescList", "0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2_new.cpp</text:p>
          </table:table-cell>
          <table:table-cell office:value-type="float" office:value="911" calcext:value-type="float">
            <text:p>91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[[["!", "RV"]], [["ResultDescList", "0", "hasConvention", "ResultConvention :: Owned"]], [["!", "fnConv", "getIndirectSILResults", "empty"]], [[]], [["&amp;", "RI", "ResultDescList", "0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62_new.cpp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3"/>
          <table:table-cell table:style-name="ce1" office:value-type="string" calcext:value-type="string">
            <text:p>[[["Optional &lt; SILResultInfo &gt;"]], [["ExtInfo", "ExtInfo", "withRepresentation", "SILFunctionTypeRepresentation :: Thin", "="]], [["ExtInfo", "CanSILFunctionType", "getExtInfo", "="]], [["ExtInfo", "CanSILFunctionType", "getExtInfo", "=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62_new.cpp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3"/>
          <table:table-cell table:style-name="ce1" office:value-type="string" calcext:value-type="string">
            <text:p>[[["ExpectedFTy", "hasErrorResult"]], [["Optional &lt; SILResultInfo &gt;"]], [["ExtInfo", "ExtInfo", "withRepresentation", "SILFunctionTypeRepresentation :: Thin", "="]], [["ExtInfo", "CanSILFunctionType", "getExtInfo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72_new.cpp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3"/>
          <table:table-cell table:style-name="ce1" office:value-type="string" calcext:value-type="string">
            <text:p>[[["Optional &lt; SILResultInfo &gt;"]], [["ExtInfo", "ExtInfo", "withRepresentation", "SILFunctionTypeRepresentation :: Thin", "="]], [["ExtInfo", "CanSILFunctionType", "getExtInfo", "="]], [["ExtInfo", "CanSILFunctionType", "getExtInfo", "=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72_new.cpp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3"/>
          <table:table-cell table:style-name="ce1" office:value-type="string" calcext:value-type="string">
            <text:p>[[["ExpectedFTy", "hasErrorResult"]], [["Optional &lt; SILResultInfo &gt;"]], [["ExtInfo", "ExtInfo", "withRepresentation", "SILFunctionTypeRepresentation :: Thin", "="]], [["ExtInfo", "CanSILFunctionType", "getExtInfo", "=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46_old.cpp</text:p>
          </table:table-cell>
          <table:table-cell office:value-type="float" office:value="831" calcext:value-type="float">
            <text:p>831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[[["inheritedMapping", "first", "inheritsFrom", "ProtocolDecl *"]], [["known", "inherited", "end", "!="]], [["getKind", "ProtocolConformanceKind :: Normal", "=="]], [[]], [[]], [["inheritedMapping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6_old.cpp</text:p>
          </table:table-cell>
          <table:table-cell office:value-type="float" office:value="832" calcext:value-type="float">
            <text:p>832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[[["inheritedMapping", "first", "inheritsFrom", "ProtocolDecl *"]], [["known", "inherited", "end", "!="]], [["getKind", "ProtocolConformanceKind :: Normal", "=="]], [["assert", "!", "isComplete", "\"Missing inherited mapping in conformance\"", "&amp;&amp;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5_old.cpp</text:p>
          </table:table-cell>
          <table:table-cell office:value-type="float" office:value="831" calcext:value-type="float">
            <text:p>831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[[["inheritedMapping", "first", "inheritsFrom", "ProtocolDecl *"]], [["known", "inherited", "end", "!="]], [["getKind", "ProtocolConformanceKind :: Normal", "=="]], [[]], [[]], [["inheritedMapping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5_old.cpp</text:p>
          </table:table-cell>
          <table:table-cell office:value-type="float" office:value="832" calcext:value-type="float">
            <text:p>832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[[["inheritedMapping", "first", "inheritsFrom", "ProtocolDecl *"]], [["known", "inherited", "end", "!="]], [["getKind", "ProtocolConformanceKind :: Normal", "=="]], [["assert", "!", "isComplete", "\"Missing inherited mapping in conformance\"", "&amp;&amp;"]], [[]], [[]]]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/data/download/swift/apple_swift46_old.cpp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3"/>
          <table:table-cell table:style-name="ce1" office:value-type="string" calcext:value-type="string">
            <text:p>[[["getKind", "ProtocolConformanceKind :: Specialized", "=="]], [["inherited", "spec", "getGenericConformance", "getInheritedConformance", "ProtocolDecl *", "="]], [[]], [["spec", "cast", "SpecializedProtocolConformance", "this", "&gt;", "&lt;", "=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6_old.cpp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3"/>
          <table:table-cell table:style-name="ce1" office:value-type="string" calcext:value-type="string">
            <text:p>[[["getKind", "ProtocolConformanceKind :: Specialized", "=="]], [[]], [[]], [[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55_old.cpp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3"/>
          <table:table-cell table:style-name="ce1" office:value-type="string" calcext:value-type="string">
            <text:p>[[["getKind", "ProtocolConformanceKind :: Specialized", "=="]], [["inherited", "spec", "getGenericConformance", "getInheritedConformance", "ProtocolDecl *", "="]], [[]], [["spec", "cast", "SpecializedProtocolConformance", "this", "&gt;", "&lt;", "=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55_old.cpp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3"/>
          <table:table-cell table:style-name="ce1" office:value-type="string" calcext:value-type="string">
            <text:p>[[["getKind", "ProtocolConformanceKind :: Specialized", "=="]], [[]], [[]], [[]], [[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32_old.cpp</text:p>
          </table:table-cell>
          <table:table-cell office:value-type="float" office:value="207" calcext:value-type="float">
            <text:p>207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[[["it", "InlinedScopeCache", "end", "!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2_old.cpp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[[["it", "InlinedScopeCache", "end", "!="]], [["SILDebugScope", "CallSiteScope", "const SILDebugScope *"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2_new.cpp</text:p>
          </table:table-cell>
          <table:table-cell office:value-type="float" office:value="210" calcext:value-type="float">
            <text:p>21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[[["it", "InlinedScopeCache", "end", "!="]], [["!", "const SILDebugScope *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5_old.cpp</text:p>
          </table:table-cell>
          <table:table-cell office:value-type="float" office:value="207" calcext:value-type="float">
            <text:p>207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[[["it", "InlinedScopeCache", "end", "!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5_old.cpp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[[["it", "InlinedScopeCache", "end", "!="]], [["SILDebugScope", "CallSiteScope", "const SILDebugScope *"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5_new.cpp</text:p>
          </table:table-cell>
          <table:table-cell office:value-type="float" office:value="210" calcext:value-type="float">
            <text:p>21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[[["it", "InlinedScopeCache", "end", "!="]], [["!", "const SILDebugScope *"]], [[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1_old.cpp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3"/>
          <table:table-cell table:style-name="ce1" office:value-type="string" calcext:value-type="string">
            <text:p>[[["!", "CallSite", "isNull"]], [["CallSite", "isASTNode"]], [["const SILDebugScope *"]], [["CallSite", "CS", "Loc", "="]], [[]], [["*", "this", "\" perf_inlined_at \"", "&lt;&lt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31_new.cpp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3"/>
          <table:table-cell table:style-name="ce1" office:value-type="string" calcext:value-type="string">
            <text:p>[[["!", "CallSite", "isNull"]], [["CallSite", "isASTNode"]], [["const SILDebugScope *", "const SILDebugScope *", "InlinedCallSite", "="]], [["!", "const SILDebugScope *"]], [["CallSite", "const SILDebugScope *", "Loc", "="]], [[]], [["*", "this", "\" perf_inlined_at \"", "&lt;&lt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4_old.cpp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3"/>
          <table:table-cell table:style-name="ce1" office:value-type="string" calcext:value-type="string">
            <text:p>[[["!", "CallSite", "isNull"]], [["CallSite", "isASTNode"]], [["const SILDebugScope *"]], [["CallSite", "CS", "Loc", "="]], [[]], [["*", "this", "\" perf_inlined_at \"", "&lt;&lt;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4_new.cpp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3"/>
          <table:table-cell table:style-name="ce1" office:value-type="string" calcext:value-type="string">
            <text:p>[[["!", "CallSite", "isNull"]], [["CallSite", "isASTNode"]], [["const SILDebugScope *", "const SILDebugScope *", "InlinedCallSite", "="]], [["!", "const SILDebugScope *"]], [["CallSite", "const SILDebugScope *", "Loc", "="]], [[]], [["*", "this", "\" perf_inlined_at \"", "&lt;&lt;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1648" calcext:value-type="float">
            <text:p>164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[[["TypeBase *", "getKind", "TypeKind :: ExistentialMetatype", "=="]], [[]], [["llvm :: DINode :: DIFlags", "llvm :: DINode :: FlagArtificial", "|="]], [["TypeKind :: Metatype"]], [["TypeKind :: ExistentialMetatype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1652" calcext:value-type="float">
            <text:p>165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[[["TypeBase *", "getKind", "TypeKind :: ExistentialMetatype", "=="]], [[]], [["llvm :: DINode :: DIFlags", "llvm :: DINode :: FlagArtificial", "|="]], [["TypeKind :: Metatype"]], [["TypeKind :: ExistentialMetatype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1648" calcext:value-type="float">
            <text:p>164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[[["TypeBase *", "getKind", "TypeKind :: ExistentialMetatype", "=="]], [[]], [["llvm :: DINode :: DIFlags", "llvm :: DINode :: FlagArtificial", "|="]], [["TypeKind :: Metatype"]], [["TypeKind :: ExistentialMetatype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1646" calcext:value-type="float">
            <text:p>164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[[["TypeBase *", "getKind", "TypeKind :: ExistentialMetatype", "=="]], [[]], [["llvm :: DINode :: DIFlags", "llvm :: DINode :: FlagArtificial", "|="]], [["TypeKind :: Metatype"]], [["TypeKind :: ExistentialMetatype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9_old.cpp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Archetype", "=="]], [[]], [[]], [[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9_new.cpp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Archetype", "=="]], [[]], [[]], [[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old.cpp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Archetype", "=="]], [[]], [[]], [[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2_new.cpp</text:p>
          </table:table-cell>
          <table:table-cell table:style-name="ce1" office:value-type="float" office:value="1609" calcext:value-type="float">
            <text:p>1609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3"/>
          <table:table-cell table:style-name="ce1" office:value-type="string" calcext:value-type="string">
            <text:p>[[["TypeBase *", "getKind", "TypeKind :: Archetype", "=="]], [[]], [[]], [[]], [[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669" calcext:value-type="float">
            <text:p>669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[[["const SILDebugScope *"]], [["!", "SILFn", "!", "SILFn", "isBare", "!", "SILFn", "isThunk", "&amp;&amp;", "||"]], [["Cached", "ScopeCache", "end", "!="]], [["unsigned", "unsigned", "0", "="]], [["SILLocation :: DebugLoc"]], [["StringRef", "getName", "const SILDebugScope *", "Loc", "="]], [["StringRef", "SILFn", "getName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673" calcext:value-type="float">
            <text:p>673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[[["const SILDebugScope *"]], [["!", "SILFn", "!", "SILFn", "isBare", "!", "SILFn", "isThunk", "&amp;&amp;", "||"]], [["Cached", "ScopeCache", "end", "!="]], [["unsigned", "unsigned", "0", "="]], [["SILLocation :: DebugLoc"]], [["StringRef", "getName", "const SILDebugScope *", "Loc", "="]], [["StringRef", "SILFn", "getName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669" calcext:value-type="float">
            <text:p>669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[[["const SILDebugScope *"]], [["!", "SILFn", "!", "SILFn", "isBare", "!", "SILFn", "isThunk", "&amp;&amp;", "||"]], [["Cached", "ScopeCache", "end", "!="]], [["unsigned", "unsigned", "0", "="]], [["SILLocation :: DebugLoc"]], [["StringRef", "getName", "const SILDebugScope *", "Loc", "="]], [["StringRef", "SILFn", "getName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667" calcext:value-type="float">
            <text:p>66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[[["const SILDebugScope *"]], [["!", "SILFn", "!", "SILFn", "isBare", "!", "SILFn", "isThunk", "&amp;&amp;", "||"]], [["Cached", "ScopeCache", "end", "!="]], [["unsigned", "unsigned", "0", "="]], [["SILLocation :: DebugLoc"]], [["StringRef", "getName", "const SILDebugScope *", "Loc", "="]], [["StringRef", "SILFn", "getName", "=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26_old.cpp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3"/>
          <table:table-cell table:style-name="ce1" office:value-type="string" calcext:value-type="string">
            <text:p>[[["bool"]], [["TypeDecl *"]], [["Type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6_new.cpp</text:p>
          </table:table-cell>
          <table:table-cell table:style-name="ce1" office:value-type="float" office:value="2451" calcext:value-type="float">
            <text:p>2451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3"/>
          <table:table-cell table:style-name="ce1" office:value-type="string" calcext:value-type="string">
            <text:p>[[["bool"]], [["TypeDecl *"]], [["Type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37_old.cpp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3"/>
          <table:table-cell table:style-name="ce1" office:value-type="string" calcext:value-type="string">
            <text:p>[[["bool"]], [["TypeDecl *"]], [["Type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37_new.cpp</text:p>
          </table:table-cell>
          <table:table-cell table:style-name="ce1" office:value-type="float" office:value="2451" calcext:value-type="float">
            <text:p>2451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3"/>
          <table:table-cell table:style-name="ce1" office:value-type="string" calcext:value-type="string">
            <text:p>[[["bool"]], [["TypeDecl *"]], [["Type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17_old.cpp</text:p>
          </table:table-cell>
          <table:table-cell office:value-type="float" office:value="1308" calcext:value-type="float">
            <text:p>1308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[[["bool", "BlocksWithLifetimeEndingUses", "insert", "SILBasicBlock *", "second", "&amp;&amp;", "!", "BlocksWithLifetimeEndingUses", "count", "SILBasicBlock *", "||"]], [["llvm :: errs", "\"User: \"", "*", "llvm :: Optional &lt; GeneralizedUser &gt;", "getValue", "&lt;&lt;", "&lt;&lt;"]], [["llvm :: errs", "\"Function: '\"", "Value", "getFunction", "getName", "\"'\\n\"", "\"Found over consume?!\\n\"", "\"Value: \"", "*", "Value", "&lt;&lt;", "&lt;&lt;", "&lt;&lt;", "&lt;&lt;", "&lt;&lt;", "&lt;&lt;"]], [["llvm :: errs", "\"Function: '\"", "Value", "getFunction", "getName", "\"'\\n\"", "\"Found over consume?!\\n\"", "\"Value: \"", "*", "Value", "&lt;&lt;", "&lt;&lt;", "&lt;&lt;", "&lt;&lt;", "&lt;&lt;", "&lt;&lt;"]], [["bool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422" calcext:value-type="float">
            <text:p>1422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[[["bool", "BlocksWithLifetimeEndingUses", "insert", "SILBasicBlock *", "second", "&amp;&amp;", "!", "BlocksWithLifetimeEndingUses", "count", "SILBasicBlock *", "||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428" calcext:value-type="float">
            <text:p>1428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[[["bool", "BlocksWithLifetimeEndingUses", "insert", "SILBasicBlock *", "second", "&amp;&amp;", "!", "BlocksWithLifetimeEndingUses", "count", "SILBasicBlock *", "||"]], [["llvm :: errs", "\"User: \"", "*", "llvm :: Optional &lt; GeneralizedUser &gt;", "getValue", "&lt;&lt;", "&lt;&lt;"]], [["llvm :: errs", "\"Function: '\"", "Value", "getFunction", "getName", "\"'\\n\"", "\"Found over consume?!\\n\"", "\"Value: \"", "*", "Value", "&lt;&lt;", "&lt;&lt;", "&lt;&lt;", "&lt;&lt;", "&lt;&lt;", "&lt;&lt;"]], [["llvm :: errs", "\"Function: '\"", "Value", "getFunction", "getName", "\"'\\n\"", "\"Found over consume?!\\n\"", "\"Value: \"", "*", "Value", "&lt;&lt;", "&lt;&lt;", "&lt;&lt;", "&lt;&lt;", "&lt;&lt;", "&lt;&lt;"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old.cpp</text:p>
          </table:table-cell>
          <table:table-cell office:value-type="float" office:value="1308" calcext:value-type="float">
            <text:p>1308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[[["bool", "BlocksWithLifetimeEndingUses", "insert", "SILBasicBlock *", "second", "&amp;&amp;", "!", "BlocksWithLifetimeEndingUses", "count", "SILBasicBlock *", "||"]], [["llvm :: errs", "\"User: \"", "*", "llvm :: Optional &lt; GeneralizedUser &gt;", "getValue", "&lt;&lt;", "&lt;&lt;"]], [["llvm :: errs", "\"Function: '\"", "Value", "getFunction", "getName", "\"'\\n\"", "\"Found over consume?!\\n\"", "\"Value: \"", "*", "Value", "&lt;&lt;", "&lt;&lt;", "&lt;&lt;", "&lt;&lt;", "&lt;&lt;", "&lt;&lt;"]], [["llvm :: errs", "\"Function: '\"", "Value", "getFunction", "getName", "\"'\\n\"", "\"Found over consume?!\\n\"", "\"Value: \"", "*", "Value", "&lt;&lt;", "&lt;&lt;", "&lt;&lt;", "&lt;&lt;", "&lt;&lt;", "&lt;&lt;"]], [["bool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377" calcext:value-type="float">
            <text:p>1377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[[["bool", "BlocksWithLifetimeEndingUses", "insert", "SILBasicBlock *", "second", "&amp;&amp;", "!", "BlocksWithLifetimeEndingUses", "count", "SILBasicBlock *", "||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383" calcext:value-type="float">
            <text:p>1383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[[["bool", "BlocksWithLifetimeEndingUses", "insert", "SILBasicBlock *", "second", "&amp;&amp;", "!", "BlocksWithLifetimeEndingUses", "count", "SILBasicBlock *", "||"]], [["llvm :: errs", "\"User: \"", "*", "llvm :: Optional &lt; GeneralizedUser &gt;", "getValue", "&lt;&lt;", "&lt;&lt;"]], [["llvm :: errs", "\"Function: '\"", "Value", "getFunction", "getName", "\"'\\n\"", "\"Found over consume?!\\n\"", "\"Value: \"", "*", "Value", "&lt;&lt;", "&lt;&lt;", "&lt;&lt;", "&lt;&lt;", "&lt;&lt;", "&lt;&lt;"]], [["llvm :: errs", "\"Function: '\"", "Value", "getFunction", "getName", "\"'\\n\"", "\"Found over consume?!\\n\"", "\"Value: \"", "*", "Value", "&lt;&lt;", "&lt;&lt;", "&lt;&lt;", "&lt;&lt;", "&lt;&lt;", "&lt;&lt;"]], [[]], [[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3"/>
          <table:table-cell table:style-name="ce1" office:value-type="string" calcext:value-type="string">
            <text:p>[[["!", "SuccessorBlocksThatMustBeVisited", "empty"]], [[]], [[]], [[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17_new.cpp</text:p>
          </table:table-cell>
          <table:table-cell table:style-name="ce1" office:value-type="float" office:value="1867" calcext:value-type="float">
            <text:p>1867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3"/>
          <table:table-cell table:style-name="ce1" office:value-type="string" calcext:value-type="string">
            <text:p>[[["!", "SuccessorBlocksThatMustBeVisited", "empty"]], [[]], [[]], [["BB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1818" calcext:value-type="float">
            <text:p>1818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3"/>
          <table:table-cell table:style-name="ce1" office:value-type="string" calcext:value-type="string">
            <text:p>[[["!", "SuccessorBlocksThatMustBeVisited", "empty"]], [[]], [[]], [[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22_new.cpp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3"/>
          <table:table-cell table:style-name="ce1" office:value-type="string" calcext:value-type="string">
            <text:p>[[["!", "SuccessorBlocksThatMustBeVisited", "empty"]], [[]], [[]], [["BB"]], [[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846" calcext:value-type="float">
            <text:p>1846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[[["doesBlockDoubleConsume", "PredBlock"]], [["SILBasicBlock *", "Value", "getParentBlock", "=="]], [["TUB", "isUnreachable", "SuccBlock"]], [["VisitedBlocks", "count", "SuccBlock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old.cpp</text:p>
          </table:table-cell>
          <table:table-cell office:value-type="float" office:value="1760" calcext:value-type="float">
            <text:p>176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[[["!", "SuccessorBlocksThatMustBeVisited", "empty"]], [["!", "Worklist", "empty"]], [["VisitedBlocks", "count", "SuccBlock"]], [["TUB", "isUnreachable", "SuccBlock"]], [["doesBlockDoubleConsume", "PredBlock"]], [["IsSILOwnershipVerifierTestingEnabled"]], [["SILBasicBlock *", "Value", "getParentBlock", "=="]], [["!", "Worklist", "empty"]], [["VisitedBlocks", "count", "SuccBlock"]], [["SILBasicBlock *", "Value", "getParentBlock", "=="]], [["doesBlockDoubleConsume", "PredBlock"]], [["TUB", "isUnreachable", "SuccBlock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803" calcext:value-type="float">
            <text:p>1803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[[["doesBlockDoubleConsume", "PredBlock"]], [["SILBasicBlock *", "Value", "getParentBlock", "=="]], [["TUB", "isUnreachable", "SuccBlock"]], [["VisitedBlocks", "count", "SuccBlock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old.cpp</text:p>
          </table:table-cell>
          <table:table-cell office:value-type="float" office:value="1760" calcext:value-type="float">
            <text:p>176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[[["!", "SuccessorBlocksThatMustBeVisited", "empty"]], [["!", "Worklist", "empty"]], [["doesBlockDoubleConsume", "PredBlock"]], [["TUB", "isUnreachable", "SuccBlock"]], [["IsSILOwnershipVerifierTestingEnabled"]], [["VisitedBlocks", "count", "SuccBlock"]], [["SILBasicBlock *", "Value", "getParentBlock", "=="]], [["SILBasicBlock *", "Value", "getParentBlock", "=="]], [["VisitedBlocks", "count", "SuccBlock"]], [["doesBlockDoubleConsume", "PredBlock"]], [["!", "Worklist", "empty"]], [["TUB", "isUnreachable", "SuccBlock"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3_old.cpp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3"/>
          <table:table-cell table:style-name="ce1" office:value-type="string" calcext:value-type="string">
            <text:p>[[["FrontendOptions :: ActionType", "FrontendOptions :: EmitTBD", "=="]], [["FrontendOptions :: ActionType", "FrontendOptions :: Typecheck", "=="]], [["ASTContext &amp;", "hadError"]], [["FrontendOptions :: ActionType", "FrontendOptions :: EmitImportedModules", "=="]], [["bool", "bool", "!", "std :: unique_ptr &lt; CompilerInstance &gt; &amp;", "getMainModule", "hasEntryPoint", "FrontendOptions", "ImplicitObjCHeaderPath", "empty", "!", "ASTContext &amp;", "LangOpts", "EnableAppExtensionRestrictions", "&amp;&amp;", "&amp;&amp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3_new.cpp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3"/>
          <table:table-cell table:style-name="ce1" office:value-type="string" calcext:value-type="string">
            <text:p>[[["FrontendOptions :: ActionType", "FrontendOptions :: EmitTBD", "=="]], [["FrontendOptions :: ActionType", "FrontendOptions :: Typecheck", "=="]], [["ASTContext &amp;", "hadError"]], [["FrontendOptions :: ActionType", "FrontendOptions :: EmitImportedModules", "=="]], [["hasMultipleIRGenThreads", "CompilerInvocation &amp;", "getSILOptions", "NumThreads", "1", "&gt;", "=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8_old.cpp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3"/>
          <table:table-cell table:style-name="ce1" office:value-type="string" calcext:value-type="string">
            <text:p>[[["FrontendOptions :: ActionType", "FrontendOptions :: EmitTBD", "=="]], [["FrontendOptions :: ActionType", "FrontendOptions :: Typecheck", "=="]], [["ASTContext &amp;", "hadError"]], [["FrontendOptions :: ActionType", "FrontendOptions :: EmitImportedModules", "=="]], [["bool", "bool", "!", "std :: unique_ptr &lt; CompilerInstance &gt; &amp;", "getMainModule", "hasEntryPoint", "FrontendOptions", "ImplicitObjCHeaderPath", "empty", "!", "ASTContext &amp;", "LangOpts", "EnableAppExtensionRestrictions", "&amp;&amp;", "&amp;&amp;", "=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8_new.cpp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3"/>
          <table:table-cell table:style-name="ce1" office:value-type="string" calcext:value-type="string">
            <text:p>[[["FrontendOptions :: ActionType", "FrontendOptions :: EmitTBD", "=="]], [["FrontendOptions :: ActionType", "FrontendOptions :: Typecheck", "=="]], [["ASTContext &amp;", "hadError"]], [["FrontendOptions :: ActionType", "FrontendOptions :: EmitImportedModules", "=="]], [["hasMultipleIRGenThreads", "CompilerInvocation &amp;", "getSILOptions", "NumThreads", "1", "&gt;", "="]], [[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1_new.cpp</text:p>
          </table:table-cell>
          <table:table-cell office:value-type="float" office:value="2457" calcext:value-type="float">
            <text:p>2457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[[["constraintType", "resolvedConstraint", "getType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_new.cpp</text:p>
          </table:table-cell>
          <table:table-cell office:value-type="float" office:value="2460" calcext:value-type="float">
            <text:p>246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[[["assert", "constraintType", "\"Missing constraint type?\"", "&amp;&amp;"]], [["constraintType", "resolvedConstraint", "getType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_new.cpp</text:p>
          </table:table-cell>
          <table:table-cell office:value-type="float" office:value="2457" calcext:value-type="float">
            <text:p>2457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[[["constraintType", "resolvedConstraint", "getType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_new.cpp</text:p>
          </table:table-cell>
          <table:table-cell office:value-type="float" office:value="2460" calcext:value-type="float">
            <text:p>246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[[["assert", "constraintType", "\"Missing constraint type?\"", "&amp;&amp;"]], [["constraintType", "resolvedConstraint", "getType", "=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58_old.cpp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3"/>
          <table:table-cell table:style-name="ce1" office:value-type="string" calcext:value-type="string">
            <text:p>[[["!", "Constraint *"]], [["assert", "Constraint *", "getNestedConstraints", "front", "getKind", "ConstraintKind :: BindOverload", "=="]], [["assert", "constraint", "getKind", "ConstraintKind :: Disjunction", "!=", "\"Type variable is involved in more than one disjunction!\"", "&amp;&amp;"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60_old.cpp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3"/>
          <table:table-cell table:style-name="ce1" office:value-type="string" calcext:value-type="string">
            <text:p>[[["!", "Constraint *"]], [["assert", "Constraint *", "getNestedConstraints", "front", "getKind", "ConstraintKind :: BindOverload", "=="]], [["assert", "constraint", "getKind", "ConstraintKind :: Disjunction", "!=", "\"Type variable is involved in more than one disjunction!\"", "&amp;&amp;"]], [[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49_old.cpp</text:p>
          </table:table-cell>
          <table:table-cell office:value-type="float" office:value="1329" calcext:value-type="float">
            <text:p>132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[[[]], [[]], [["inheritedProto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3_old.cpp</text:p>
          </table:table-cell>
          <table:table-cell office:value-type="float" office:value="1329" calcext:value-type="float">
            <text:p>132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[[[]], [[]], [["inheritedProto"]], [[]]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/data/download/swift/apple_swift47_old.cpp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3"/>
          <table:table-cell table:style-name="ce1" office:value-type="string" calcext:value-type="string">
            <text:p>[[["foundBaseConformance", "Conformance", "getInheritedConformances", "find", "ProtocolDecl *", "="]], [[]], [["assert", "Lowering :: TypeConverter :: protocolRequiresWitnessTable", "ProtocolDecl *"]], [["ProtocolDecl *"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54_old.cpp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3"/>
          <table:table-cell table:style-name="ce1" office:value-type="string" calcext:value-type="string">
            <text:p>[[["foundBaseConformance", "Conformance", "getInheritedConformances", "find", "ProtocolDecl *", "="]], [[]], [["assert", "Lowering :: TypeConverter :: protocolRequiresWitnessTable", "ProtocolDecl *"]], [["ProtocolDecl *"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40_new.cpp</text:p>
          </table:table-cell>
          <table:table-cell office:value-type="float" office:value="1702" calcext:value-type="float">
            <text:p>170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[[["VarDecl *", "getDeclContext", "isModuleScopeContext"]], [["VarDecl *", "getDeclContext", "isLocalContext"]], [["!", "VarDecl *", "isLet", "AccessStrategy :: Storage", "=="]], [["VarDecl *", "getAccessStrategy", "AccessSemantics", "AccessKind", "AccessStrategy :: Storage", "=="]], [["Optional &lt; SILAccessEnforcement &gt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0_new.cpp</text:p>
          </table:table-cell>
          <table:table-cell office:value-type="float" office:value="1702" calcext:value-type="float">
            <text:p>170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[[["VarDecl *", "getDeclContext", "isModuleScopeContext"]], [["VarDecl *", "getDeclContext", "isLocalContext"]], [["!", "VarDecl *", "isLet", "AccessStrategy :: Storage", "=="]], [["VarDecl *", "getAccessStrategy", "AccessSemantics", "AccessKind", "AccessStrategy :: Storage", "=="]], [["Optional &lt; SILAccessEnforcement &gt;"]]]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/data/download/swift/apple_swift30_new.cpp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3"/>
          <table:table-cell table:style-name="ce1" office:value-type="string" calcext:value-type="string">
            <text:p>[[["Parent", "isNull"]], [[]], [[]], [[]], [[]]]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data/download/swift/apple_swift43_new.cpp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3"/>
          <table:table-cell table:style-name="ce1" office:value-type="string" calcext:value-type="string">
            <text:p>[[["Parent", "isNull"]], [[]], [[]], [[]], [[]]]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283" calcext:value-type="float">
            <text:p>28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[[["CachedInlinedAt", "InlinedAtCache", "end", "!="]], [["!", "CS"]], [[]], [["CachedInlinedAt", "InlinedAtCache", "find", "CS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266" calcext:value-type="float">
            <text:p>266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[[["CachedInlinedAt", "InlinedAtCache", "end", "!="]], [["!", "CS"]], [[]], [["CachedInlinedAt", "InlinedAtCache", "find", "CS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8_old.cpp</text:p>
          </table:table-cell>
          <table:table-cell office:value-type="float" office:value="1347" calcext:value-type="float">
            <text:p>1347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[[["!", "witness", "getDecl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9_old.cpp</text:p>
          </table:table-cell>
          <table:table-cell office:value-type="float" office:value="1347" calcext:value-type="float">
            <text:p>1347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[[["!", "witness", "getDecl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6_new.cpp</text:p>
          </table:table-cell>
          <table:table-cell office:value-type="float" office:value="4717" calcext:value-type="float">
            <text:p>4717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[[["!", "ValueDecl *", "isProtocolRequirement"]], [["ValueDecl *", "isInvalid", "!", "ValueDecl *", "hasValidSignature", "||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7_new.cpp</text:p>
          </table:table-cell>
          <table:table-cell office:value-type="float" office:value="4717" calcext:value-type="float">
            <text:p>4717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[[["!", "ValueDecl *", "isProtocolRequirement"]], [["ValueDecl *", "isInvalid", "!", "ValueDecl *", "hasValidSignature", "||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6_old.cpp</text:p>
          </table:table-cell>
          <table:table-cell office:value-type="float" office:value="2390" calcext:value-type="float">
            <text:p>239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[[["conformance", "TypeChecker &amp;", "conformsToProtocol", "Type", "proto", "DeclContext *", "None", "="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7_old.cpp</text:p>
          </table:table-cell>
          <table:table-cell office:value-type="float" office:value="2390" calcext:value-type="float">
            <text:p>239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[[["conformance", "TypeChecker &amp;", "conformsToProtocol", "Type", "proto", "DeclContext *", "None", "="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5_old.cpp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[[["!", "AssociatedTypeDecl *"]], [["AssociatedTypeDecl *", "dyn_cast", "AssociatedTypeDecl", "member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6_old.cpp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[[["!", "AssociatedTypeDecl *"]], [["AssociatedTypeDecl *", "dyn_cast", "AssociatedTypeDecl", "member", "&gt;", "&lt;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4_new.cpp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[["out", "\"Generic signature: \"", "&lt;&lt;"]], [["llvm :: 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4_new.cpp</text:p>
          </table:table-cell>
          <table:table-cell office:value-type="float" office:value="398" calcext:value-type="float">
            <text:p>39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[["out", "\"Generic signature: \"", "&lt;&lt;"]], [["llvm :: raw_ostream &amp;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3_old.cpp</text:p>
          </table:table-cell>
          <table:table-cell office:value-type="float" office:value="596" calcext:value-type="float">
            <text:p>596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[[["specializedType", "getPointer", "genericWitness", "getReplacement", "getPointer", "=="]], [["known", "TypeWitnesses", "end", "!="]], [["conforms", "conformingModule", "lookupConformance", "specializedType", "proto", "LazyResolver *", "="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5_old.cpp</text:p>
          </table:table-cell>
          <table:table-cell office:value-type="float" office:value="596" calcext:value-type="float">
            <text:p>596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[[["specializedType", "getPointer", "genericWitness", "getReplacement", "getPointer", "=="]], [["known", "TypeWitnesses", "end", "!="]], [["conforms", "conformingModule", "lookupConformance", "specializedType", "proto", "LazyResolver *", "="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9_new.cpp</text:p>
          </table:table-cell>
          <table:table-cell office:value-type="float" office:value="2773" calcext:value-type="float">
            <text:p>277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[[["!", "const RequirementRepr *", "getFirstType", "hasTypeParameter", "RequirementReprKind :: SameType", "=="]], [["!", "const RequirementRepr *", "getSecondType", "hasTypeParameter"]], [["const RequirementRepr *", "getKind", "RequirementReprKind :: SameType", "=="]], [["RequirementReprKind :: SameType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0_new.cpp</text:p>
          </table:table-cell>
          <table:table-cell office:value-type="float" office:value="2773" calcext:value-type="float">
            <text:p>277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[[["!", "const RequirementRepr *", "getFirstType", "hasTypeParameter", "RequirementReprKind :: SameType", "=="]], [["!", "const RequirementRepr *", "getSecondType", "hasTypeParameter"]], [["const RequirementRepr *", "getKind", "RequirementReprKind :: SameType", "=="]], [["RequirementReprKind :: SameType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877" calcext:value-type="float">
            <text:p>1877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[[["!", "BlocksWithNonLifetimeEndingUses", "empty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834" calcext:value-type="float">
            <text:p>183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[[["!", "BlocksWithNonLifetimeEndingUses", "empty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630" calcext:value-type="float">
            <text:p>163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[[["SILFunctionArgument *", "getOwnershipKind", "ValueOwnershipKind :: Guaranteed", "!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585" calcext:value-type="float">
            <text:p>1585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[[["SILFunctionArgument *", "getOwnershipKind", "ValueOwnershipKind :: Guaranteed", "!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574" calcext:value-type="float">
            <text:p>157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[[["TUB", "isUnreachable", "SILFunctionArgument *", "getParent"]], [["SILFunctionArgument *", "getOwnershipKind", "ValueOwnershipKind :: Any", "=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529" calcext:value-type="float">
            <text:p>152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[[["TUB", "isUnreachable", "SILFunctionArgument *", "getParent"]], [["SILFunctionArgument *", "getOwnershipKind", "ValueOwnershipKind :: Any", "=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374" calcext:value-type="float">
            <text:p>1374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[[["GeneralizedUser", "isCondBranchUser"]], [["Iter", "BlocksWithNonLifetimeEndingUses", "end", "=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329" calcext:value-type="float">
            <text:p>1329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[[["GeneralizedUser", "isCondBranchUser"]], [["Iter", "BlocksWithNonLifetimeEndingUses", "end", "==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341" calcext:value-type="float">
            <text:p>34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[[["!", "Result", "HasCompatibleOwnership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343" calcext:value-type="float">
            <text:p>343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[[["!", "Result", "HasCompatibleOwnership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old.cpp</text:p>
          </table:table-cell>
          <table:table-cell office:value-type="float" office:value="956" calcext:value-type="float">
            <text:p>95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[[["*", "this", "\", normal \"", "getID", "TryApplyInst *", "getNormalBB", "&lt;&lt;", "&lt;&lt;"]], [["*", "this", "\") : \"", "TryApplyInst *", "getCallee", "getType", "&lt;&lt;", "&lt;&lt;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6_new.cpp</text:p>
          </table:table-cell>
          <table:table-cell office:value-type="float" office:value="942" calcext:value-type="float">
            <text:p>94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[[["*", "this", "\", normal \"", "Ctx", "getID", "TryApplyInst *", "getNormalBB", "&lt;&lt;", "&lt;&lt;"]], [["*", "this", "\") : \"", "TryApplyInst *", "getCallee", "getType", "&lt;&lt;", "&lt;&lt;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old.cpp</text:p>
          </table:table-cell>
          <table:table-cell office:value-type="float" office:value="1484" calcext:value-type="float">
            <text:p>1484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[[["i", "LocationVault", "size", "&lt;"]], [["ProcessKind", "ProcessKind :: ProcessNone", "=="]], [["llvm :: dbgs", "\"LSLocation #\"", "i", "&lt;&lt;", "&lt;&lt;"]], [["i"]], [["i", "i", "0", "="]], [["getLocation", "i", "print", "llvm :: dbgs", "&amp;", "Fn", "getModule"]], [["llvm :: dbgs", "\"RLE START\\n\"", "&lt;&lt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550" calcext:value-type="float">
            <text:p>15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[[["i", "LocationVault", "size", "&lt;"]], [["ProcessKind", "ProcessKind :: ProcessNone", "=="]], [["getLocation", "i", "print", "llvm :: dbgs", "&amp;", "Fn", "getModule"]], [["llvm :: dbgs", "\"LSLocation #\"", "i", "&lt;&lt;", "&lt;&lt;"]], [["i"]], [["i", "i", "0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552" calcext:value-type="float">
            <text:p>155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[[["i", "LocationVault", "size", "&lt;"]], [["ProcessKind", "ProcessKind :: ProcessNone", "=="]], [["llvm :: dbgs", "\"LSLocation #\"", "i", "&lt;&lt;", "&lt;&lt;"]], [["i"]], [["i", "i", "0", "="]], [["getLocation", "i", "print", "llvm :: dbgs", "&amp;", "Fn", "getModule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449" calcext:value-type="float">
            <text:p>144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[[["BlockState &amp;", "updateForwardValOut"]], [["BlockState &amp;", "processBasicBlockWithKind", "*", "this", "RLEKind :: ComputeAvailValue"]], [["BlockState &amp;", "mergePredecessorAvailSetAndValue", "*", "this"]], [["BlockState &amp;", "BlockState &amp;", "getBlockState", "BB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472" calcext:value-type="float">
            <text:p>147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[[["BlockState &amp;", "mergePredecessorAvailSetAndValue", "*", "this"]], [["BlockState &amp;", "BlockState &amp;", "getBlockState", "BB", "="]], [["DEBUG", "llvm :: dbgs", "\"PROCESS \"", "printCtx", "getID", "BB", "\" for RLE.\\n\"", "&lt;&lt;", "&lt;&lt;", "&lt;&lt;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080" calcext:value-type="float">
            <text:p>108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[[["SILInstruction *", "mayWriteToMemory"]], [["!", "SILInstruction *", "mayReadOrWriteMemo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084" calcext:value-type="float">
            <text:p>1084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[[["SILInstruction *", "mayWriteToMemory"]], [["!", "SILInstruction *", "mayReadOrWriteMemo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1_old.cpp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[[["Alignment"]], [["Size"]], [["llvm :: Type *"]], [["swift :: Type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3_old.cpp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[[["Alignment"]], [["Size"]], [["llvm :: Type *"]], [["swift :: Type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0_new.cpp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[[["!", "ActiveConstraints", "empty"]], [["bool"]], [["!", "ActiveConstraints", "empty"]], [["bool"]], [["assert", "constraint", "isActive", "\"Expected constraints to be active?\"", "&amp;&amp;"]], [["ActiveConstraints", "pop_front"]], [["*", "constraint", "&amp;", "ActiveConstraints", "front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4_new.cpp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[[["!", "ActiveConstraints", "empty"]], [["bool"]], [["!", "ActiveConstraints", "empty"]], [["bool"]], [["assert", "constraint", "isActive", "\"Expected constraints to be active?\"", "&amp;&amp;"]], [["ActiveConstraints", "pop_front"]], [["*", "constraint", "&amp;", "ActiveConstraints", "front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_new.cpp</text:p>
          </table:table-cell>
          <table:table-cell office:value-type="float" office:value="1102" calcext:value-type="float">
            <text:p>110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[[["!", "bool"]], [["CallInst *", "eraseFromParent"]], [["CallInst *", "replaceAllUsesWith", "CallInst *"]], [["CallInst *", "setAttributes", "CallSiteAttrs"]], [["CallInst *", "setCallingConv", "CallInst *", "getCallingConv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_new.cpp</text:p>
          </table:table-cell>
          <table:table-cell office:value-type="float" office:value="1102" calcext:value-type="float">
            <text:p>110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[[["!", "bool"]], [["CallInst *", "eraseFromParent"]], [["CallInst *", "replaceAllUsesWith", "CallInst *"]], [["CallInst *", "setAttributes", "CallSiteAttrs"]], [["CallInst *", "setCallingConv", "CallInst *", "getCallingConv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_new.cpp</text:p>
          </table:table-cell>
          <table:table-cell office:value-type="float" office:value="917" calcext:value-type="float">
            <text:p>91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[[["replaceDirectCallers", "Function *", "Function *", "ParamInfos &amp;", "FIdx"]], [["FIdx", "NumFuncs", "&lt;"]], [["FuncEntries", "erase", "Iter"]], [["Iter", "second", "F", "nullptr", "="]], [["assert", "!", "isInEquivalenceClass", "&amp;", "*", "Iter", "second"]], [["assert", "Iter", "FuncEntries", "end", "!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_new.cpp</text:p>
          </table:table-cell>
          <table:table-cell office:value-type="float" office:value="917" calcext:value-type="float">
            <text:p>91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[[["replaceDirectCallers", "Function *", "Function *", "ParamInfos &amp;", "FIdx"]], [["FIdx", "NumFuncs", "&lt;"]], [["FuncEntries", "erase", "Iter"]], [["Iter", "second", "F", "nullptr", "="]], [["assert", "!", "isInEquivalenceClass", "&amp;", "*", "Iter", "second"]], [["assert", "Iter", "FuncEntries", "end", "!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_old.cpp</text:p>
          </table:table-cell>
          <table:table-cell office:value-type="float" office:value="2819" calcext:value-type="float">
            <text:p>281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[[["!", "PotentialArchetype *", "RequirementKind :: Superclass", "=="]], [["const Requirement &amp;", "getKind", "RequirementKind :: Superclass", "=="]], [["PotentialArchetype *", "PotentialArchetype *", "resolveArchetype", "subst", "const Requirement &amp;", "getFirstType", "="]], [["RequirementKind :: Superclass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_old.cpp</text:p>
          </table:table-cell>
          <table:table-cell office:value-type="float" office:value="2916" calcext:value-type="float">
            <text:p>2916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[[["!", "PotentialArchetype *", "RequirementKind :: Superclass", "=="]], [["const Requirement &amp;", "getKind", "RequirementKind :: Superclass", "=="]], [["PotentialArchetype *", "PotentialArchetype *", "resolveArchetype", "subst", "const Requirement &amp;", "getFirstType", "="]], [["RequirementKind :: Superclass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_new.cpp</text:p>
          </table:table-cell>
          <table:table-cell office:value-type="float" office:value="2504" calcext:value-type="float">
            <text:p>2504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[[["resolvedSubject", "isType"]], [["!", "resolvedSubject"]], [["!", "constraintType", "isExistentialType"]], [["!", "constraintType", "getClassOrBoundGenericClass"]], [["subjectPA", "resolvedSubject", "getPotentialArchetype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_new.cpp</text:p>
          </table:table-cell>
          <table:table-cell office:value-type="float" office:value="2504" calcext:value-type="float">
            <text:p>2504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[[["resolvedSubject", "isType"]], [["!", "resolvedSubject"]], [["!", "constraintType", "isExistentialType"]], [["!", "constraintType", "getClassOrBoundGenericClass"]], [["subjectPA", "resolvedSubject", "getPotentialArchetype", "="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0_new.cpp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[[["isa", "ProtocolDecl", "Target", "&gt;", "&lt;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0_old.cpp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[[["!", "std :: vector &lt; NominalTypeDecl * &gt;", "empty"]], [["isa", "ProtocolDecl", "Target", "&gt;", "&lt;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0_old.cpp</text:p>
          </table:table-cell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[[["isa", "ProtocolDecl", "Target", "&gt;", "&lt;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71_new.cpp</text:p>
          </table:table-cell>
          <table:table-cell office:value-type="float" office:value="802" calcext:value-type="float">
            <text:p>80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6_old.cpp</text:p>
          </table:table-cell>
          <table:table-cell office:value-type="float" office:value="3140" calcext:value-type="float">
            <text:p>314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[[["ImportedName", "importAsMember"]], [["!", "dc"]], [["DeclName", "DeclName", "AbstractStorageDecl *", "DeclName", "ImportedName", "getDeclName", "="]], [["dc", "Impl", "importDeclContextOf", "const clang :: FunctionDecl *", "ImportedName", "getEffectiveContext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5_old.cpp</text:p>
          </table:table-cell>
          <table:table-cell office:value-type="float" office:value="478" calcext:value-type="float">
            <text:p>47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5_old.cpp</text:p>
          </table:table-cell>
          <table:table-cell office:value-type="float" office:value="474" calcext:value-type="float">
            <text:p>47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[[["llvm :: raw_ostream &amp;", "indent", "2"]], [[]], [[]], [["parent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5_old.cpp</text:p>
          </table:table-cell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[[["AssociatedTypeDecl *"]], [["CanType"]], [["CanType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5_new.cpp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5_new.cpp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[[["Type"]], [["CanSubstitutableType"]], [["ENTRY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4_new.cpp</text:p>
          </table:table-cell>
          <table:table-cell office:value-type="float" office:value="476" calcext:value-type="float">
            <text:p>47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[[["assert", "Type", "isTypeParameter", "\"associated type must be a type parameter\"", "&amp;&amp;"]], [["LazyResolver *"]], [["ProtocolDecl *"]], [["Type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3_old.cpp</text:p>
          </table:table-cell>
          <table:table-cell office:value-type="float" office:value="365" calcext:value-type="float">
            <text:p>36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61_new.cpp</text:p>
          </table:table-cell>
          <table:table-cell office:value-type="float" office:value="802" calcext:value-type="float">
            <text:p>80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59_new.cpp</text:p>
          </table:table-cell>
          <table:table-cell office:value-type="float" office:value="694" calcext:value-type="float">
            <text:p>694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[[["!", "genericParams"]], 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new.cpp</text:p>
          </table:table-cell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42_old.cpp</text:p>
          </table:table-cell>
          <table:table-cell office:value-type="float" office:value="552" calcext:value-type="float">
            <text:p>5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[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7_new.cpp</text:p>
          </table:table-cell>
          <table:table-cell office:value-type="float" office:value="2747" calcext:value-type="float">
            <text:p>274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33_old.cpp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new.cpp</text:p>
          </table:table-cell>
          <table:table-cell office:value-type="float" office:value="556" calcext:value-type="float">
            <text:p>556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[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9_old.cpp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[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6_new.cpp</text:p>
          </table:table-cell>
          <table:table-cell office:value-type="float" office:value="2747" calcext:value-type="float">
            <text:p>2747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4_old.cpp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599" calcext:value-type="float">
            <text:p>159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22_new.cpp</text:p>
          </table:table-cell>
          <table:table-cell office:value-type="float" office:value="1355" calcext:value-type="float">
            <text:p>135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644" calcext:value-type="float">
            <text:p>164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7_new.cpp</text:p>
          </table:table-cell>
          <table:table-cell office:value-type="float" office:value="1400" calcext:value-type="float">
            <text:p>14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old.cpp</text:p>
          </table:table-cell>
          <table:table-cell office:value-type="float" office:value="1481" calcext:value-type="float">
            <text:p>148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[["ProcessKind", "ProcessKind :: ProcessNone", "=="]], [[]], [[]], [["BBToLocState", "&amp;", "B", "init", "&amp;", "B", "LocationVault", "size", "bool", "llvm :: DenseSet &lt; SILBasicBlock * &gt;", "find", "&amp;", "B", "llvm :: DenseSet &lt; SILBasicBlock * &gt;", "end", "!=", "&amp;&amp;"]], [["BBToLocState", "&amp;", "B", "BlockState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455" calcext:value-type="float">
            <text:p>145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429" calcext:value-type="float">
            <text:p>142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386" calcext:value-type="float">
            <text:p>138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[[["BlockState &amp;", "processInstructionWithKind", "*", "this", "&amp;", "*", "I", "RLEKind :: ComputeAvailGenKillSet"]], [["BlockState &amp;", "processStoreInst", "*", "this", "SI", "RLEKind :: ComputeAvailSetMax"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363" calcext:value-type="float">
            <text:p>136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1361" calcext:value-type="float">
            <text:p>136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5_new.cpp</text:p>
          </table:table-cell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[[["!", "SILValue"]], [["!", "RLEContext &amp;", "collectLocationValues", "SILInstruction *", "getParent", "LSLocation", "LSLocationValueMap", "getForwardValIn"]], [["RedundantLoads", "SILInstruction *", "SILValue", "="]], [["SILValue", "SILValue", "LSValue :: reduce", "LSLocation", "SILModule *", "LSLocationValueMap", "SILInstruction *", "="]], [["SILModule *", "SILModule *", "&amp;", "SILInstruction *", "getModule", "="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4_new.cp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data/download/swift/apple_swift10_new.cpp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[[[]], [[]], [[]], [[]]]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6T13:27:51.398248056</dc:date>
    <meta:editing-duration>PT16M20S</meta:editing-duration>
    <meta:editing-cycles>3</meta:editing-cycles>
    <meta:generator>LibreOffice/5.0.3.2$Linux_X86_64 LibreOffice_project/00m0$Build-2</meta:generator>
    <meta:document-statistic meta:table-count="1" meta:cell-count="1400" meta:object-count="0"/>
  </office:meta>
</office:document-meta>
</file>